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10e1f8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0e1f8"/>
    </style:style>
    <style:style style:name="T3" style:family="text">
      <style:text-properties officeooo:rsid="0010e1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TE TABLE <text:span text:style-name="T3">jogador</text:span>(</text:p>
      <text:p text:style-name="P1"><text:s text:c="8"/><text:span text:style-name="T1">id_</text:span><text:span text:style-name="T2">jogador</text:span><text:span text:style-name="T1"> serial,</text:span></text:p>
      <text:p text:style-name="P2"><text:span text:style-name="T2"><text:s text:c="8"/>nome</text:span><text:span text:style-name="T1"> character varying(50),</text:span></text:p>
      <text:p text:style-name="P1"><text:s text:c="8"/><text:bookmark-start text:name="__DdeLink__6_3204214045"/><text:span text:style-name="T3">t</text:span><text:bookmark-start text:name="__DdeLink__1_3204214045"/><text:span text:style-name="T3">ime</text:span><text:span text:style-name="T1"> character varying(50),</text:span><text:bookmark-end text:name="__DdeLink__6_3204214045"/><text:bookmark-end text:name="__DdeLink__1_3204214045"/><text:span text:style-name="T1"> </text:span></text:p>
      <text:p text:style-name="P1"><text:span text:style-name="T1"><text:s text:c="8"/></text:span><text:span text:style-name="T2">altura</text:span><text:span text:style-name="T1"> integer,</text:span></text:p>
      <text:p text:style-name="P2"><text:span text:style-name="T1"><text:s text:c="8"/></text:span><text:bookmark-start text:name="__DdeLink__3_3204214045"/><text:span text:style-name="T2">peso</text:span><text:span text:style-name="T1"> integer,</text:span><text:bookmark-end text:name="__DdeLink__3_3204214045"/></text:p>
      <text:p text:style-name="P2"><text:span text:style-name="T3"><text:s text:c="8"/>posicao</text:span><text:span text:style-name="T1"> character varying(50),</text:span></text:p>
      <text:p text:style-name="P2"><text:s text:c="8"/><text:span text:style-name="T2">idade</text:span><text:span text:style-name="T1"> integer,</text:span></text:p>
      <text:p text:style-name="P2"><text:span text:style-name="T2"><text:s text:c="8"/></text:span><text:span text:style-name="T3">cpf</text:span><text:span text:style-name="T1"> character varying(30), </text:span></text:p>
      <text:p text:style-name="P2"><text:s text:c="8"/><text:span text:style-name="T2">pais</text:span><text:bookmark-start text:name="__DdeLink__1_32042140451"/><text:span text:style-name="T1"> character varying(50),</text:span><text:bookmark-end text:name="__DdeLink__1_32042140451"/> <text:s text:c="4"/></text:p>
      <text:p text:style-name="P1"><text:s text:c="8"/><text:span text:style-name="T1">CONSTRAINT </text:span><text:span text:style-name="T2">jogador</text:span><text:span text:style-name="T1">_pkey PRIMARY KEY (id_</text:span><text:span text:style-name="T2">jogador</text:span><text:span text:style-name="T1">)</text:span></text:p>
      <text:p text:style-name="P4">)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12:02:20.758007163</meta:creation-date>
    <dc:date>2022-05-05T12:09:50.667597637</dc:date>
    <meta:editing-duration>PT7M32S</meta:editing-duration>
    <meta:editing-cycles>1</meta:editing-cycles>
    <meta:document-statistic meta:table-count="0" meta:image-count="0" meta:object-count="0" meta:page-count="1" meta:paragraph-count="13" meta:word-count="32" meta:character-count="355" meta:non-whitespace-character-count="247"/>
    <meta:generator>LibreOffice/6.0.7.3$Linux_X86_64 LibreOffice_project/00m0$Build-3</meta:generator>
  </office:meta>
</office:document-meta>
</file>